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1.882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16pt"/>
    </style:style>
    <style:style style:name="P2" style:family="paragraph">
      <loext:graphic-properties draw:fill="none" draw:fill-color="#ffffff"/>
      <style:text-properties fo:font-size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.604cm" svg:height="2.132cm" svg:x="5.588cm" svg:y="16.156cm">
          <draw:text-box>
            <text:p text:style-name="P1">Garfield</text:p>
            <text:p text:style-name="P1"><text:a xlink:href="mailto:garfield@catnip.com" xlink:type="simple">garfield@catnip.com</text:a></text:p>
            <text:p text:style-name="P1">0CA5C63A31C0D0C9</text:p>
          </draw:text-box>
        </draw:frame>
        <draw:frame draw:style-name="gr1" draw:text-style-name="P2" draw:layer="layout" svg:width="6.604cm" svg:height="2.132cm" svg:x="15.24cm" svg:y="16.156cm">
          <draw:text-box>
            <text:p text:style-name="P1">Hulk_</text:p>
            <text:p text:style-name="P1"><text:a xlink:href="mailto:hulk@biggreen.cc" xlink:type="simple">hulk@biggreen.cc</text:a></text:p>
            <text:p text:style-name="P1">C2DFB3AD67855F6E</text:p>
          </draw:text-box>
        </draw:frame>
        <draw:frame draw:style-name="gr1" draw:text-style-name="P2" draw:layer="layout" svg:width="6.35cm" svg:height="2.132cm" svg:x="1.27cm" svg:y="11.43cm">
          <draw:text-box>
            <text:p text:style-name="P1">Flash</text:p>
            <text:p text:style-name="P1"><text:a xlink:href="mailto:flash@starlabs.com" xlink:type="simple">flash@starlabs.com</text:a></text:p>
            <text:p text:style-name="P1">0D789E34A52F024F</text:p>
          </draw:text-box>
        </draw:frame>
        <draw:frame draw:style-name="gr1" draw:text-style-name="P2" draw:layer="layout" svg:width="7.112cm" svg:height="2.132cm" svg:x="19.304cm" svg:y="11.838cm">
          <draw:text-box>
            <text:p text:style-name="P1">Eve__</text:p>
            <text:p text:style-name="P1"><text:a xlink:href="mailto:eve@evilgenius.net" xlink:type="simple">eve@evilgenius.net</text:a></text:p>
            <text:p text:style-name="P1">7EAAC9BE837250A6</text:p>
          </draw:text-box>
        </draw:frame>
        <draw:frame draw:style-name="gr1" draw:text-style-name="P2" draw:layer="layout" svg:width="6.35cm" svg:height="2.132cm" svg:x="1.27cm" svg:y="5.488cm">
          <draw:text-box>
            <text:p text:style-name="P1">Derpy</text:p>
            <text:p text:style-name="P1"><text:a xlink:href="mailto:derpy@ponymail.com" xlink:type="simple">derpy@ponymail.com</text:a></text:p>
            <text:p text:style-name="P1">8889FDFC1248AE44</text:p>
          </draw:text-box>
        </draw:frame>
        <draw:frame draw:style-name="gr2" draw:text-style-name="P2" draw:layer="layout" svg:width="7.874cm" svg:height="2.384cm" svg:x="16.002cm" svg:y="1.27cm">
          <draw:text-box>
            <text:p text:style-name="P1">Charlie</text:p>
            <text:p text:style-name="P1"><text:a xlink:href="mailto:charlie@moderntimes.com" xlink:type="simple">charlie@moderntimes.com</text:a></text:p>
            <text:p text:style-name="P1">40E9917DFCE86AEA</text:p>
          </draw:text-box>
        </draw:frame>
        <draw:frame draw:style-name="gr1" draw:text-style-name="P2" draw:layer="layout" svg:width="6.798cm" svg:height="2.132cm" svg:x="19.304cm" svg:y="5.488cm">
          <draw:text-box>
            <text:p text:style-name="P1">Bob__</text:p>
            <text:p text:style-name="P1"><text:a xlink:href="mailto:bob@krustykrab.com" xlink:type="simple">bob@krustykrab.com</text:a></text:p>
            <text:p text:style-name="P1">17AADF4E9291BD4A</text:p>
          </draw:text-box>
        </draw:frame>
        <draw:frame draw:style-name="gr1" draw:text-style-name="P2" draw:layer="layout" svg:width="6.604cm" svg:height="2.132cm" svg:x="6.35cm" svg:y="1.424cm">
          <draw:text-box>
            <text:p text:style-name="P1">Alice</text:p>
            <text:p text:style-name="P1"><text:a xlink:href="mailto:alice@wonderland.org" xlink:type="simple">alice@wonderland.org</text:a></text:p>
            <text:p text:style-name="P1">05CC90595550B319</text:p>
          </draw:text-box>
        </draw:frame>
        <draw:line draw:style-name="gr3" draw:text-style-name="P3" draw:layer="layout" svg:x1="7.62cm" svg:y1="12.7cm" svg:x2="11.43cm" svg:y2="3.556cm">
          <text:p/>
        </draw:line>
        <draw:line draw:style-name="gr3" draw:text-style-name="P3" draw:layer="layout" svg:x1="16.002cm" svg:y1="16.156cm" svg:x2="11.938cm" svg:y2="3.556cm">
          <text:p/>
        </draw:line>
        <draw:line draw:style-name="gr3" draw:text-style-name="P3" draw:layer="layout" svg:x1="20.32cm" svg:y1="11.838cm" svg:x2="12.446cm" svg:y2="3.556cm">
          <text:p/>
        </draw:line>
        <draw:line draw:style-name="gr3" draw:text-style-name="P3" draw:layer="layout" svg:x1="12.954cm" svg:y1="3.556cm" svg:x2="19.304cm" svg:y2="6.096cm">
          <text:p/>
        </draw:line>
        <draw:line draw:style-name="gr3" draw:text-style-name="P3" draw:layer="layout" svg:x1="7.62cm" svg:y1="6.604cm" svg:x2="19.304cm" svg:y2="6.604cm">
          <text:p/>
        </draw:line>
        <draw:line draw:style-name="gr3" draw:text-style-name="P3" draw:layer="layout" svg:x1="7.62cm" svg:y1="12.954cm" svg:x2="19.304cm" svg:y2="7.112cm">
          <text:p/>
        </draw:line>
        <draw:line draw:style-name="gr3" draw:text-style-name="P3" draw:layer="layout" svg:x1="21.082cm" svg:y1="5.488cm" svg:x2="20.574cm" svg:y2="3.654cm">
          <text:p/>
        </draw:line>
        <draw:line draw:style-name="gr3" draw:text-style-name="P3" draw:layer="layout" svg:x1="19.304cm" svg:y1="11.838cm" svg:x2="17.78cm" svg:y2="3.654cm">
          <text:p/>
        </draw:line>
        <draw:line draw:style-name="gr3" draw:text-style-name="P3" draw:layer="layout" svg:x1="12.954cm" svg:y1="2.54cm" svg:x2="16.002cm" svg:y2="2.54cm">
          <text:p/>
        </draw:line>
        <draw:line draw:style-name="gr3" draw:text-style-name="P3" draw:layer="layout" svg:x1="15.494cm" svg:y1="16.156cm" svg:x2="7.62cm" svg:y2="7.112cm">
          <text:p/>
        </draw:line>
        <draw:line draw:style-name="gr3" draw:text-style-name="P3" draw:layer="layout" svg:x1="16.002cm" svg:y1="3.654cm" svg:x2="7.62cm" svg:y2="6.35cm">
          <text:p/>
        </draw:line>
        <draw:line draw:style-name="gr3" draw:text-style-name="P3" draw:layer="layout" svg:x1="6.858cm" svg:y1="3.556cm" svg:x2="6.604cm" svg:y2="5.488cm">
          <text:p/>
        </draw:line>
        <draw:line draw:style-name="gr3" draw:text-style-name="P3" draw:layer="layout" svg:x1="3.556cm" svg:y1="7.62cm" svg:x2="3.556cm" svg:y2="11.43cm">
          <text:p/>
        </draw:line>
        <draw:line draw:style-name="gr3" draw:text-style-name="P3" draw:layer="layout" svg:x1="16.51cm" svg:y1="3.654cm" svg:x2="7.62cm" svg:y2="11.43cm">
          <text:p/>
        </draw:line>
        <draw:line draw:style-name="gr3" draw:text-style-name="P3" draw:layer="layout" svg:x1="20.32cm" svg:y1="13.97cm" svg:x2="20.32cm" svg:y2="16.156cm">
          <text:p/>
        </draw:line>
        <draw:line draw:style-name="gr3" draw:text-style-name="P3" draw:layer="layout" svg:x1="19.812cm" svg:y1="7.62cm" svg:x2="17.78cm" svg:y2="16.156cm">
          <text:p/>
        </draw:line>
        <draw:line draw:style-name="gr3" draw:text-style-name="P3" draw:layer="layout" svg:x1="7.62cm" svg:y1="13.208cm" svg:x2="15.24cm" svg:y2="16.51cm">
          <text:p/>
        </draw:line>
        <draw:line draw:style-name="gr3" draw:text-style-name="P3" draw:layer="layout" svg:x1="19.304cm" svg:y1="13.208cm" svg:x2="9.398cm" svg:y2="16.156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Unifont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Unifont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00:43:37.854357489</meta:creation-date>
    <dc:date>2017-12-22T00:57:59.580931010</dc:date>
    <meta:editing-duration>PT14M17S</meta:editing-duration>
    <meta:editing-cycles>9</meta:editing-cycles>
    <meta:generator>LibreOffice/5.3.7.2.0$Linux_X86_64 LibreOffice_project/30m0$Build-2</meta:generator>
    <meta:document-statistic meta:object-count="49"/>
  </office:meta>
</office:document-meta>
</file>